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4pt" fo:font-weight="bold" officeooo:rsid="00096dfb" officeooo:paragraph-rsid="00096dfb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antarell" fo:font-size="14pt" officeooo:rsid="00096dfb" officeooo:paragraph-rsid="00096dfb" style:font-size-asian="14pt" style:font-size-complex="14pt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Cantarell" fo:font-size="14pt" officeooo:rsid="000a0dc3" officeooo:paragraph-rsid="000a0dc3" style:font-size-asian="14pt" style:font-size-complex="14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Cantarell" fo:font-size="14pt" officeooo:rsid="000f1083" officeooo:paragraph-rsid="000f1083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Cantarell" fo:font-size="14pt" officeooo:rsid="000f1083" officeooo:paragraph-rsid="000f1083" style:font-size-asian="14pt" style:font-size-complex="14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Cantarell" fo:font-size="14pt" officeooo:rsid="000f15e2" officeooo:paragraph-rsid="000f15e2" style:font-size-asian="14pt" style:font-size-complex="14pt"/>
    </style:style>
    <style:style style:name="T1" style:family="text">
      <style:text-properties officeooo:rsid="000d2f1e"/>
    </style:style>
    <style:style style:name="T2" style:family="text">
      <style:text-properties officeooo:rsid="000f10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ion des rendus</text:p>
      <text:p text:style-name="P2"/>
      <text:list xml:id="list3199757233" text:style-name="L1">
        <text:list-item>
          <text:p text:style-name="P3">Lancement du compiler avec toutes les étapes (prettyPrint, checkAllLocations, verifyProgram, decompile, codeGen, IMA) sur un exemple simple : vérifie qu’il n’y a pas d’erreur de compilation <text:span text:style-name="T1">sur le code</text:span></text:p>
          <text:p text:style-name="P3"/>
        </text:list-item>
        <text:list-item>
          <text:p text:style-name="P3">Lancement du compiler avec toutes les étapes sur un exemple complexe (déclaration, instructions, classes, méthodes) : vérification manuelle que le compiler produit les <text:span text:style-name="T2">différents </text:span>résultats attendu<text:span text:style-name="T2">s</text:span></text:p>
          <text:p text:style-name="P3"/>
        </text:list-item>
        <text:list-item>
          <text:p text:style-name="P4">Lancement du compiler avec un programme erroné : vérifie que le compiler gère les erreurs</text:p>
        </text:list-item>
      </text:list>
      <text:p text:style-name="P5"/>
      <text:list xml:id="list151617265055110" text:continue-numbering="true" text:style-name="L1">
        <text:list-item>
          <text:p text:style-name="P6">Lancement d’un fichier bash qui exécute tous les tests unitaires : vérifie que les modifications apportées n’aient pas d’effets de bord</text:p>
          <text:p text:style-name="P4"/>
        </text:list-item>
        <text:list-item>
          <text:p text:style-name="P4">Exécution de la commande decac avec différentes options : vérifie que decac est fonctionnelle</text:p>
          <text:p text:style-name="P4"/>
        </text:list-item>
        <text:list-item>
          <text:p text:style-name="P4">Lancement de cobertura : vérifie que la base de tests couvre bien la majorité du cod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4:55:30.787443398</meta:creation-date>
    <dc:date>2020-01-22T15:16:15.619031808</dc:date>
    <meta:editing-duration>PT20M44S</meta:editing-duration>
    <meta:editing-cycles>7</meta:editing-cycles>
    <meta:generator>LibreOffice/5.3.6.1$Linux_X86_64 LibreOffice_project/30$Build-1</meta:generator>
    <meta:document-statistic meta:table-count="0" meta:image-count="0" meta:object-count="0" meta:page-count="1" meta:paragraph-count="7" meta:word-count="130" meta:character-count="830" meta:non-whitespace-character-count="713"/>
  </office:meta>
</office:document-meta>
</file>